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747">
      <style:graphic-properties fo:wrap-option="wrap" fo:padding-top="0.05in" fo:padding-bottom="0.05in" fo:padding-left="0.1in" fo:padding-right="0.1in" draw:textarea-vertical-align="middle" draw:textarea-horizontal-align="center" draw:fill="solid" draw:fill-color="#7057b1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05in" fo:padding-bottom="0.05in" fo:padding-left="0.1in" fo:padding-right="0.1in" draw:textarea-vertical-align="middle" draw:textarea-horizontal-align="center" draw:fill="solid" draw:fill-color="#0b3041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15" style:parent-style-name="Graphics">
      <style:graphic-properties draw:fill="none" draw:stroke="non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04b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04b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5in" fo:padding-bottom="0.05in" fo:padding-left="0.1in" fo:padding-right="0.1in" draw:textarea-vertical-align="middle" draw:textarea-horizontal-align="center" draw:fill="solid" draw:fill-color="#1e1e1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36" style:parent-style-name="Graphics">
      <style:graphic-properties draw:fill="none" draw:stroke="non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04b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solid" draw:fill-color="#4caf5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24" style:parent-style-name="Graphics">
      <style:graphic-properties draw:fill="none" draw:stroke="solid" svg:stroke-width="0.0625in" svg:stroke-color="#4caf50" svg:stroke-opacity="100%" draw:stroke-linejoin="miter" svg:stroke-linecap="butt"/>
    </style:style>
    <style:style style:family="graphic" style:name="a725" style:parent-style-name="Graphics">
      <style:graphic-properties draw:fill="none" draw:stroke="non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04b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04b" style:font-pitch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04b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1" draw:style-name="a711" draw:master-page-name="Master1-Layout2-obj-Titre-et-contenu" presentation:presentation-page-layout-name="Master1-PPL2" draw:id="Slide-266">
        <draw:custom-shape svg:x="0in" svg:y="0in" svg:width="13.34762in" svg:height="7.51429in" draw:id="id69" draw:style-name="a714" draw:name="Rectangle 42">
          <svg:title/>
          <svg:desc/>
          <text:p text:style-name="a713" text:class-names="" text:cond-style-name=""><text:span text:style-name="a7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draw:style-name="a715" draw:name="Image 3" svg:x="10.18333in" svg:y="0.23827in" svg:width="2.916in" svg:height="3.6207in" style:rel-width="scale" style:rel-height="scale">
          <draw:image xlink:href="media/image1.jpg" xlink:type="simple" xlink:show="embed" xlink:actuate="onLoad"/>
          <svg:title/>
          <svg:desc>Une image contenant texte, capture d’écran, Police, document

Le contenu généré par l’IA peut être incorrect.</svg:desc>
        </draw:frame>
        <draw:g draw:name="Groupe 23" draw:id="id71">
          <svg:title/>
          <svg:desc/>
          <draw:frame draw:id="id78" draw:style-name="a736" draw:name="Image 4" svg:x="0.234in" svg:y="0.23533in" svg:width="2.90346in" svg:height="1.45785in" style:rel-width="scale" style:rel-height="scale">
            <draw:image xlink:href="media/image2.png" xlink:type="simple" xlink:show="embed" xlink:actuate="onLoad"/>
            <svg:title/>
            <svg:desc/>
          </draw:frame>
          <draw:custom-shape svg:x="3.11214in" svg:y="0.23134in" svg:width="2.10746in" svg:height="1.45785in" draw:id="id79" draw:style-name="a747" draw:name="Rectangle 5">
            <svg:title/>
            <svg:desc/>
            <text:p text:style-name="a738" text:class-names="" text:cond-style-name=""><text:span text:style-name="a737" text:class-names=""/></text:p>
            <text:p text:style-name="a740" text:class-names="" text:cond-style-name=""><text:span text:style-name="a739" text:class-names="">Test de la Triade<text:s text:c="1"/></text:span></text:p>
            <text:p text:style-name="a742" text:class-names="" text:cond-style-name=""><text:span text:style-name="a741" text:class-names=""/></text:p>
            <text:p text:style-name="a744" text:class-names="" text:cond-style-name=""><text:span text:style-name="a743" text:class-names="">https://noctambulique.github.io/projet5374/</text:span></text:p>
            <text:p text:style-name="a746" text:class-names="" text:cond-style-name=""><text:span text:style-name="a74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oupe 22" draw:id="id72">
          <svg:title/>
          <svg:desc/>
          <draw:frame draw:id="id76" draw:style-name="a725" draw:name="Image 12" svg:x="5.62095in" svg:y="0.18455in" svg:width="1.73434in" svg:height="1.50863in" style:rel-width="scale" style:rel-height="scale">
            <draw:image xlink:href="media/image3.png" xlink:type="simple" xlink:show="embed" xlink:actuate="onLoad"/>
            <svg:title/>
            <svg:desc/>
          </draw:frame>
          <draw:custom-shape svg:x="7.35529in" svg:y="0.18455in" svg:width="2.32296in" svg:height="1.50863in" draw:id="id77" draw:style-name="a735" draw:name="Rectangle 13">
            <svg:title/>
            <svg:desc/>
            <text:p text:style-name="a727" text:class-names="" text:cond-style-name=""><text:span text:style-name="a726" text:class-names="">angoisses existentielles</text:span></text:p>
            <text:p text:style-name="a729" text:class-names="" text:cond-style-name=""><text:span text:style-name="a728" text:class-names=""/></text:p>
            <text:p text:style-name="a732" text:class-names="" text:cond-style-name=""><text:span text:style-name="a730" text:class-names="">https://noctambulique.github.io/-chelle/</text:span><text:span text:style-name="a731" text:class-names=""/></text:p>
            <text:p text:style-name="a734" text:class-names="" text:cond-style-name=""><text:span text:style-name="a73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oupe 21" draw:id="id73">
          <svg:title/>
          <svg:desc/>
          <draw:custom-shape svg:x="6.46575in" svg:y="3.50279in" svg:width="3.2125in" svg:height="1.34443in" draw:id="id74" draw:style-name="a723" draw:name="Rectangle 1">
            <svg:title/>
            <svg:desc/>
            <text:p text:style-name="a717" text:class-names="" text:cond-style-name=""><text:span text:style-name="a716" text:class-names=""><text:s text:c="1"/>Personnalite Poetique <text:s text:c="1"/></text:span></text:p>
            <text:p text:style-name="a719" text:class-names="" text:cond-style-name=""><text:span text:style-name="a718" text:class-names=""/></text:p>
            <text:p text:style-name="a722" text:class-names="" text:cond-style-name=""><text:span text:style-name="a720" text:class-names="">https://github.com/Noctambulique/Test-de-Personnalit-</text:span><text:span text:style-name="a7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75" draw:style-name="a724" draw:name="Image 15" svg:x="6.52797in" svg:y="2.16865in" svg:width="3.08632in" svg:height="1.35593in" style:rel-width="scale" style:rel-height="scale">
            <draw:image xlink:href="media/image4.png" xlink:type="simple" xlink:show="embed" xlink:actuate="onLoad"/>
            <svg:title/>
            <svg:desc/>
          </draw:fram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0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graphic" style:name="Graphics"/>
    <style:style style:family="table-cell" style:name="a695">
      <style:table-cell-properties fo:background-color="#e7eaed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96">
      <style:table-cell-properties/>
    </style:style>
    <style:style style:family="table-cell" style:name="a697">
      <style:table-cell-properties fo:background-color="#ccd2d8"/>
    </style:style>
    <style:style style:family="table-cell" style:name="a698">
      <style:table-cell-properties/>
    </style:style>
    <style:style style:family="table-cell" style:name="a700">
      <style:table-cell-properties fo:background-color="#15608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99">
      <style:table-cell-properties fo:background-color="#ccd2d8"/>
    </style:style>
    <style:style style:family="table-cell" style:name="a701">
      <style:table-cell-properties fo:background-color="#15608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2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3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4">
      <style:table-cell-properties fo:background-color="#e7e7e7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1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05">
      <style:table-cell-properties fo:background-color="#cbcbcb"/>
    </style:style>
    <style:style style:family="table-cell" style:name="a706">
      <style:table-cell-properties fo:background-color="#cbcbcb"/>
    </style:style>
    <style:style style:family="table-cell" style:name="a707">
      <style:table-cell-properties fo:background-color="#e7e7e7"/>
      <style:text-properties fo:font-family="" style:font-family-asian="" style:font-family-complex="" fo:font-weight="bold" style:font-weight-asian="bold" style:font-weight-complex="bold"/>
    </style:style>
    <style:style style:family="table-cell" style:name="a708">
      <style:table-cell-properties fo:background-color="#e7e7e7" fo:border-top="0.02778in solid #000000"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5C22544A-7EE6-4342-B048-85BDC9FD1C3A}">
      <table:first-row table:style-name="a700" table:paragraph-style-name=""/>
      <table:last-row table:style-name="a701" table:paragraph-style-name=""/>
      <table:first-column table:style-name="a702" table:paragraph-style-name=""/>
      <table:last-column table:style-name="a703" table:paragraph-style-name=""/>
      <table:body table:style-name="a695" table:paragraph-style-name=""/>
      <table:even-rows table:style-name="a698" table:paragraph-style-name=""/>
      <table:odd-rows table:style-name="a699" table:paragraph-style-name=""/>
      <table:even-columns table:style-name="a696" table:paragraph-style-name=""/>
      <table:odd-columns table:style-name="a697" table:paragraph-style-name=""/>
    </table:table-template>
    <table:table-template table:name="{D7AC3CCA-C797-4891-BE02-D94E43425B78}">
      <table:first-row table:style-name="a707" table:paragraph-style-name=""/>
      <table:last-row table:style-name="a708" table:paragraph-style-name=""/>
      <table:first-column table:style-name="a709" table:paragraph-style-name=""/>
      <table:last-column table:style-name="a710" table:paragraph-style-name=""/>
      <table:body table:style-name="a704" table:paragraph-style-name=""/>
      <table:odd-rows table:style-name="a706" table:paragraph-style-name=""/>
      <table:odd-columns table:style-name="a70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3/10/2025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Espace réservé de l'en-tête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Espace réservé de la date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23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Espace réservé de l'image des diapositives 3">
          <svg:title/>
          <svg:desc/>
        </draw:page-thumbnail>
        <draw:frame draw:id="id8" presentation:style-name="a52" draw:name="Espace réservé des notes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quez pour modifier les styles du texte du masque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euxième niveau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Espace réservé du pied de page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Espace réservé du numéro de diapositive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0">
      <draw:frame draw:id="id11" presentation:style-name="a63" draw:name="Titr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Modifiez le style du titre</text:span></text:p>
        </draw:text-box>
        <svg:title/>
        <svg:desc/>
      </draw:frame>
      <draw:frame draw:id="id12" presentation:style-name="a66" draw:name="Sous-titr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Modifiez le style des sous-titres du masque</text:span></text:p>
        </draw:text-box>
        <svg:title/>
        <svg:desc/>
      </draw:frame>
      <draw:frame draw:id="id13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3/10/2025</text:date></text:span></text:p>
        </draw:text-box>
        <svg:title/>
        <svg:desc/>
      </draw:frame>
      <draw:frame draw:id="id14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Espace réservé de l'en-tête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Espace réservé de la date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23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Espace réservé de l'image des diapositives 3">
          <svg:title/>
          <svg:desc/>
        </draw:page-thumbnail>
        <draw:frame draw:id="id8" presentation:style-name="a99" draw:name="Espace réservé des notes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quez pour modifier les styles du texte du masque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Deuxième niveau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Espace réservé du pied de page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Espace réservé du numéro de diapositive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07">
      <draw:frame draw:id="id16" presentation:style-name="a110" draw:name="Titr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Modifiez le style du titre</text:span></text:p>
        </draw:text-box>
        <svg:title/>
        <svg:desc/>
      </draw:frame>
      <draw:frame draw:id="id17" presentation:style-name="a126" draw:name="Espace réservé du contenu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quez pour modifier les styles du texte du masque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Deuxième niveau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Espace réservé de la date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23/10/2025</text:date></text:span></text:p>
        </draw:text-box>
        <svg:title/>
        <svg:desc/>
      </draw:frame>
      <draw:frame draw:id="id19" presentation:style-name="a133" draw:name="Espace réservé du pied de page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Espace réservé du numéro de diapositive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Espace réservé de l'en-tête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Espace réservé de la date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23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Espace réservé de l'image des diapositives 3">
          <svg:title/>
          <svg:desc/>
        </draw:page-thumbnail>
        <draw:frame draw:id="id8" presentation:style-name="a159" draw:name="Espace réservé des notes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Cliquez pour modifier les styles du texte du masque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Deuxième niveau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Espace réservé du pied de page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67">
      <draw:frame draw:id="id21" presentation:style-name="a170" draw:name="Titre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Modifiez le style du titre</text:span></text:p>
        </draw:text-box>
        <svg:title/>
        <svg:desc/>
      </draw:frame>
      <draw:frame draw:id="id22" presentation:style-name="a174" draw:name="Espace réservé du texte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78" draw:name="Espace réservé de la date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23/10/2025</text:date></text:span></text:p>
        </draw:text-box>
        <svg:title/>
        <svg:desc/>
      </draw:frame>
      <draw:frame draw:id="id24" presentation:style-name="a181" draw:name="Espace réservé du pied de page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Espace réservé du numéro de diapositive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Espace réservé de l'en-tête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Espace réservé de la date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23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Espace réservé de l'image des diapositives 3">
          <svg:title/>
          <svg:desc/>
        </draw:page-thumbnail>
        <draw:frame draw:id="id8" presentation:style-name="a207" draw:name="Espace réservé des notes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Cliquez pour modifier les styles du texte du masque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Deuxième niveau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Espace réservé du pied de page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Espace réservé du numéro de diapositive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15">
      <draw:frame draw:id="id26" presentation:style-name="a218" draw:name="Titre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Modifiez le style du titre</text:span></text:p>
        </draw:text-box>
        <svg:title/>
        <svg:desc/>
      </draw:frame>
      <draw:frame draw:id="id27" presentation:style-name="a234" draw:name="Espace réservé du contenu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quez pour modifier les styles du texte du masque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Deuxième niveau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Espace réservé du contenu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quez pour modifier les styles du texte du masque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euxième niveau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Espace réservé de la date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23/10/2025</text:date></text:span></text:p>
        </draw:text-box>
        <svg:title/>
        <svg:desc/>
      </draw:frame>
      <draw:frame draw:id="id30" presentation:style-name="a257" draw:name="Espace réservé du pied de page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Espace réservé du numéro de diapositive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Espace réservé de l'en-tête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Espace réservé de la date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23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Espace réservé de l'image des diapositives 3">
          <svg:title/>
          <svg:desc/>
        </draw:page-thumbnail>
        <draw:frame draw:id="id8" presentation:style-name="a283" draw:name="Espace réservé des notes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Cliquez pour modifier les styles du texte du masque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Deuxième niveau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Espace réservé du pied de page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Espace réservé du numéro de diapositive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91">
      <draw:frame draw:id="id32" presentation:style-name="a294" draw:name="Titre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Modifiez le style du titre</text:span></text:p>
        </draw:text-box>
        <svg:title/>
        <svg:desc/>
      </draw:frame>
      <draw:frame draw:id="id33" presentation:style-name="a298" draw:name="Espace réservé du texte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314" draw:name="Espace réservé du contenu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quez pour modifier les styles du texte du masque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euxième niveau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Espace réservé du texte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334" draw:name="Espace réservé du contenu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quez pour modifier les styles du texte du masque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euxième niveau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Espace réservé de la date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23/10/2025</text:date></text:span></text:p>
        </draw:text-box>
        <svg:title/>
        <svg:desc/>
      </draw:frame>
      <draw:frame draw:id="id38" presentation:style-name="a341" draw:name="Espace réservé du pied de page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Espace réservé du numéro de diapositive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Espace réservé de l'en-tête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Espace réservé de la date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23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Espace réservé de l'image des diapositives 3">
          <svg:title/>
          <svg:desc/>
        </draw:page-thumbnail>
        <draw:frame draw:id="id8" presentation:style-name="a367" draw:name="Espace réservé des notes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Cliquez pour modifier les styles du texte du masque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Deuxième niveau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Espace réservé du pied de page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Espace réservé du numéro de diapositive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75">
      <draw:frame draw:id="id40" presentation:style-name="a378" draw:name="Titre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Modifiez le style du titre</text:span></text:p>
        </draw:text-box>
        <svg:title/>
        <svg:desc/>
      </draw:frame>
      <draw:frame draw:id="id41" presentation:style-name="a382" draw:name="Espace réservé de la date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23/10/2025</text:date></text:span></text:p>
        </draw:text-box>
        <svg:title/>
        <svg:desc/>
      </draw:frame>
      <draw:frame draw:id="id42" presentation:style-name="a385" draw:name="Espace réservé du pied de page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Espace réservé du numéro de diapositive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Espace réservé de l'en-tête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Espace réservé de la date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23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Espace réservé de l'image des diapositives 3">
          <svg:title/>
          <svg:desc/>
        </draw:page-thumbnail>
        <draw:frame draw:id="id8" presentation:style-name="a411" draw:name="Espace réservé des notes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Cliquez pour modifier les styles du texte du masque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Deuxième niveau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Espace réservé du pied de page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Espace réservé du numéro de diapositive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19">
      <draw:frame draw:id="id44" presentation:style-name="a423" draw:name="Espace réservé de la date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23/10/2025</text:date></text:span></text:p>
        </draw:text-box>
        <svg:title/>
        <svg:desc/>
      </draw:frame>
      <draw:frame draw:id="id45" presentation:style-name="a426" draw:name="Espace réservé du pied de page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Espace réservé du numéro de diapositive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Espace réservé de l'en-tête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Espace réservé de la date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23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Espace réservé de l'image des diapositives 3">
          <svg:title/>
          <svg:desc/>
        </draw:page-thumbnail>
        <draw:frame draw:id="id8" presentation:style-name="a452" draw:name="Espace réservé des notes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Cliquez pour modifier les styles du texte du masque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Deuxième niveau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Espace réservé du pied de page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Espace réservé du numéro de diapositive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60">
      <draw:frame draw:id="id47" presentation:style-name="a463" draw:name="Titre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Modifiez le style du titre</text:span></text:p>
        </draw:text-box>
        <svg:title/>
        <svg:desc/>
      </draw:frame>
      <draw:frame draw:id="id48" presentation:style-name="a479" draw:name="Espace réservé du contenu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quez pour modifier les styles du texte du masque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Deuxième niveau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Espace réservé du texte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487" draw:name="Espace réservé de la date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23/10/2025</text:date></text:span></text:p>
        </draw:text-box>
        <svg:title/>
        <svg:desc/>
      </draw:frame>
      <draw:frame draw:id="id51" presentation:style-name="a490" draw:name="Espace réservé du pied de page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Espace réservé du numéro de diapositive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Espace réservé de l'en-tête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Espace réservé de la date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23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Espace réservé de l'image des diapositives 3">
          <svg:title/>
          <svg:desc/>
        </draw:page-thumbnail>
        <draw:frame draw:id="id8" presentation:style-name="a516" draw:name="Espace réservé des notes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Cliquez pour modifier les styles du texte du masque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Deuxième niveau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Espace réservé du pied de page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Espace réservé du numéro de diapositive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24">
      <draw:frame draw:id="id53" presentation:style-name="a527" draw:name="Titre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Modifiez le style du titre</text:span></text:p>
        </draw:text-box>
        <svg:title/>
        <svg:desc/>
      </draw:frame>
      <draw:frame draw:id="id54" presentation:style-name="a530" draw:name="Espace réservé pour une image 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Espace réservé du texte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538" draw:name="Espace réservé de la date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23/10/2025</text:date></text:span></text:p>
        </draw:text-box>
        <svg:title/>
        <svg:desc/>
      </draw:frame>
      <draw:frame draw:id="id57" presentation:style-name="a541" draw:name="Espace réservé du pied de page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Espace réservé du numéro de diapositive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Espace réservé de l'en-tête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Espace réservé de la date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23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Espace réservé de l'image des diapositives 3">
          <svg:title/>
          <svg:desc/>
        </draw:page-thumbnail>
        <draw:frame draw:id="id8" presentation:style-name="a567" draw:name="Espace réservé des notes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quez pour modifier les styles du texte du masque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Deuxième niveau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Espace réservé du pied de page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Espace réservé du numéro de diapositive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75">
      <draw:frame draw:id="id59" presentation:style-name="a578" draw:name="Titre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Modifiez le style du titre</text:span></text:p>
        </draw:text-box>
        <svg:title/>
        <svg:desc/>
      </draw:frame>
      <draw:frame draw:id="id60" presentation:style-name="a594" draw:name="Espace réservé du texte vertical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quez pour modifier les styles du texte du masque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Deuxième niveau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Espace réservé de la date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23/10/2025</text:date></text:span></text:p>
        </draw:text-box>
        <svg:title/>
        <svg:desc/>
      </draw:frame>
      <draw:frame draw:id="id62" presentation:style-name="a601" draw:name="Espace réservé du pied de page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Espace réservé du numéro de diapositive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Espace réservé de l'en-tête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Espace réservé de la date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23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Espace réservé de l'image des diapositives 3">
          <svg:title/>
          <svg:desc/>
        </draw:page-thumbnail>
        <draw:frame draw:id="id8" presentation:style-name="a627" draw:name="Espace réservé des notes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Cliquez pour modifier les styles du texte du masque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Deuxième niveau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Espace réservé du pied de page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Espace réservé du numéro de diapositive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35">
      <draw:frame draw:id="id64" presentation:style-name="a638" draw:name="Titre vertical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Modifiez le style du titre</text:span></text:p>
        </draw:text-box>
        <svg:title/>
        <svg:desc/>
      </draw:frame>
      <draw:frame draw:id="id65" presentation:style-name="a654" draw:name="Espace réservé du texte vertical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Cliquez pour modifier les styles du texte du masque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Deuxième niveau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Espace réservé de la date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23/10/2025</text:date></text:span></text:p>
        </draw:text-box>
        <svg:title/>
        <svg:desc/>
      </draw:frame>
      <draw:frame draw:id="id67" presentation:style-name="a661" draw:name="Espace réservé du pied de page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Espace réservé du numéro de diapositive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Espace réservé de l'en-tête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Espace réservé de la date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23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Espace réservé de l'image des diapositives 3">
          <svg:title/>
          <svg:desc/>
        </draw:page-thumbnail>
        <draw:frame draw:id="id8" presentation:style-name="a687" draw:name="Espace réservé des notes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Cliquez pour modifier les styles du texte du masque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Deuxième niveau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Espace réservé du pied de page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Espace réservé du numéro de diapositive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Nathan Dejumne</meta:initial-creator>
    <dc:creator>NATHAN DEJUMNE</dc:creator>
    <meta:creation-date>2025-05-28T16:27:52Z</meta:creation-date>
    <dc:date>2025-10-23T00:32:31Z</dc:date>
    <meta:editing-cycles>396</meta:editing-cycles>
    <meta:editing-duration>PT2808481S</meta:editing-duration>
    <meta:document-statistic meta:paragraph-count="10" meta:word-count="38"/>
  </office:meta>
</office:document-meta>
</file>